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LEFT([.X7];[.AG7]-1)" office:value-type="float" office:value="0">
            <text:p>#VALUE!</text:p>
          </table:table-cell>
          <table:table-cell table:formula="of:=IF([.AH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LEFT([.X8];[.AG8]-1)" office:value-type="float" office:value="0">
            <text:p>#VALUE!</text:p>
          </table:table-cell>
          <table:table-cell table:formula="of:=IF([.AH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LEFT([.X9];[.AG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1.97cm" svg:y="3.676cm" draw:caption-point-x="-0.61cm" draw:caption-point-y="1.537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LEFT([.X10];[.AG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1.97cm" svg:y="4.271cm" draw:caption-point-x="-0.61cm" draw:caption-point-y="1.52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LEFT([.X11];[.AG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LEFT([.X12];[.AG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LEFT([.X13];[.AG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LEFT([.X14];[.AG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LEFT([.X15];[.AG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LEFT([.X16];[.AG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LEFT([.X17];[.AG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LEFT([.X18];[.AG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LEFT([.X19];[.AG19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LEFT([.X20];[.AG20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LEFT([.X21];[.AG21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LEFT([.X22];[.AG22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LEFT([.X23];[.AG2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LEFT([.X24];[.AG24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251cm" draw:caption-point-x="-4.122cm" draw:caption-point-y="5.63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LEFT([.X25];[.AG25]-1)" office:value-type="string" office:string-value="126">
            <text:p>126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office:annotation draw:style-name="gr4" draw:text-style-name="P1" svg:width="2.899cm" svg:height="0.669cm" svg:x="7.061cm" svg:y="13.072cm" draw:caption-point-x="-0.61cm" draw:caption-point-y="1.391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LEFT([.X26];[.AG26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LEFT([.X27];[.AG27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LEFT([.X28];[.AG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9:.AE2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LEFT([.X29];[.AG29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30:.AE30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LEFT([.X30];[.AG30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12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1:.AE3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LEFT([.X31];[.AG31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2:.AE32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LEFT([.X32];[.AG32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4">
            <text:p>4</text:p>
          </table:table-cell>
          <table:table-cell table:formula="of:=LEFT([.X33];[.AG33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LEFT([.X34];[.AG34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LEFT([.X35];[.AG35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LEFT([.X36];[.AG36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3">
            <text:p>3</text:p>
          </table:table-cell>
          <table:table-cell table:formula="of:=LEFT([.X37];[.AG37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4">
            <text:p>4</text:p>
          </table:table-cell>
          <table:table-cell table:formula="of:=LEFT([.X38];[.AG38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0">
            <text:p>#VALUE!</text:p>
          </table:table-cell>
          <table:table-cell table:formula="of:=LEFT([.X39];[.AG3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LEFT([.X40];[.AG40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1:.AE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LEFT([.X41];[.AG41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2:.AE42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LEFT([.X42];[.AG42]-1)" office:value-type="string" office:string-value="154">
            <text:p>15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3:.AE43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LEFT([.X43];[.AG43]-1)" office:value-type="string" office:string-value="158">
            <text:p>15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4:.AE44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4];1)" office:value-type="float" office:value="4">
            <text:p>4</text:p>
          </table:table-cell>
          <table:table-cell table:formula="of:=LEFT([.X44];[.AG44]-1)" office:value-type="string" office:string-value="159">
            <text:p>15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Z45:.AE4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5];1)" office:value-type="float" office:value="0">
            <text:p>#VALUE!</text:p>
          </table:table-cell>
          <table:table-cell table:formula="of:=LEFT([.X45];[.AG45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6:.AE46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6];1)" office:value-type="float" office:value="4">
            <text:p>4</text:p>
          </table:table-cell>
          <table:table-cell table:formula="of:=LEFT([.X46];[.AG46]-1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3">
            <text:p>3</text:p>
          </table:table-cell>
          <table:table-cell table:formula="of:=LEFT([.X47];[.AG47]-1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8]&lt;&gt;1;[.AH48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2">
            <text:p>2</text:p>
          </table:table-cell>
          <table:table-cell table:formula="of:=LEFT([.X48];[.AG48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9]&lt;&gt;1;[.AH49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9:.AE49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9];1)" office:value-type="float" office:value="2">
            <text:p>2</text:p>
          </table:table-cell>
          <table:table-cell table:formula="of:=LEFT([.X49];[.AG49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0]&lt;&gt;1;[.AH50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50:.AE50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0];1)" office:value-type="float" office:value="3">
            <text:p>3</text:p>
          </table:table-cell>
          <table:table-cell table:formula="of:=LEFT([.X50];[.AG50]-1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1]&lt;&gt;1;[.AH51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Z51:.AE51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51];1)" office:value-type="float" office:value="0">
            <text:p>#VALUE!</text:p>
          </table:table-cell>
          <table:table-cell table:formula="of:=LEFT([.X51];[.AG51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52]&lt;&gt;1;[.AH52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Z52:.AE5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2];1)" office:value-type="float" office:value="0">
            <text:p>#VALUE!</text:p>
          </table:table-cell>
          <table:table-cell table:formula="of:=LEFT([.X52];[.AG52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4:.$I$67]))" office:value-type="string" office:string-value="max id=22">
            <office:annotation office:display="true" draw:style-name="gr3" draw:text-style-name="P1" svg:width="8.776cm" svg:height="3.235cm" svg:x="10.545cm" svg:y="26.363cm" draw:caption-point-x="-5.503cm" draw:caption-point-y="3.58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/>
          <table:table-cell office:value-type="string">
            <text:p>*</text:p>
          </table:table-cell>
          <table:table-cell table:number-columns-repeated="12"/>
          <table:table-cell table:formula="of:=IF([.AH53]&lt;&gt;1;[.AH53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3:.AE53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LEFT([.X53];[.AG53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H54]&lt;&gt;1;[.AH54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4:.AE54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4];1)" office:value-type="float" office:value="3">
            <text:p>3</text:p>
          </table:table-cell>
          <table:table-cell table:formula="of:=LEFT([.X54];[.AG54]-1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5]&lt;&gt;1;[.AH55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5:.AE55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5];1)" office:value-type="float" office:value="3">
            <text:p>3</text:p>
          </table:table-cell>
          <table:table-cell table:formula="of:=LEFT([.X55];[.AG55]-1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6]&lt;&gt;1;[.AH5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6:.AE5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LEFT([.X56];[.AG56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7]&lt;&gt;1;[.AH5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7:.AE5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LEFT([.X57];[.AG57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7" table:number-columns-repeated="4"/>
          <table:table-cell table:style-name="ce7" office:value-type="float" office:value="16">
            <text:p>1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8]&lt;&gt;1;[.AH5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8:.AE5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LEFT([.X58];[.AG58]-1)" office:value-type="string" office:string-value="4">
            <text:p>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7" table:number-columns-repeated="4"/>
          <table:table-cell table:style-name="ce7" office:value-type="float" office:value="18">
            <text:p>1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9]&lt;&gt;1;[.AH59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2">
            <text:p>2</text:p>
          </table:table-cell>
          <table:table-cell table:formula="of:=LEFT([.X59];[.AG59]-1)" office:value-type="string" office:string-value="4">
            <text:p>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0]&lt;&gt;1;[.AH60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60:.AE6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0];1)" office:value-type="float" office:value="2">
            <text:p>2</text:p>
          </table:table-cell>
          <table:table-cell table:formula="of:=LEFT([.X60];[.AG60]-1)" office:value-type="string" office:string-value="5">
            <text:p>5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7" table:number-columns-repeated="4"/>
          <table:table-cell table:style-name="ce7" office:value-type="float" office:value="15">
            <text:p>1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1]&lt;&gt;1;[.AH61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61:.AE6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1];1)" office:value-type="float" office:value="2">
            <text:p>2</text:p>
          </table:table-cell>
          <table:table-cell table:formula="of:=LEFT([.X61];[.AG61]-1)" office:value-type="string" office:string-value="6">
            <text:p>6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Q</text:p>
          </table:table-cell>
          <table:table-cell table:style-name="ce7" table:number-columns-repeated="4"/>
          <table:table-cell table:style-name="ce7" office:value-type="float" office:value="19">
            <text:p>1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2]&lt;&gt;1;[.AH62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3">
            <text:p>3</text:p>
          </table:table-cell>
          <table:table-cell table:formula="of:=LEFT([.X62];[.AG62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7" table:number-columns-repeated="4"/>
          <table:table-cell table:style-name="ce7" office:value-type="float" office:value="20">
            <text:p>2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3]&lt;&gt;1;[.AH63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LEFT([.X63];[.AG63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P</text:p>
          </table:table-cell>
          <table:table-cell table:style-name="ce7" table:number-columns-repeated="4"/>
          <table:table-cell table:style-name="ce7" office:value-type="float" office:value="21">
            <text:p>2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4]&lt;&gt;1;[.AH64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4:.AE64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LEFT([.X64];[.AG64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K</text:p>
          </table:table-cell>
          <table:table-cell table:style-name="ce7" table:number-columns-repeated="4"/>
          <table:table-cell table:style-name="ce7" office:value-type="float" office:value="22">
            <text:p>2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5]&lt;&gt;1;[.AH65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5:.AE65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LEFT([.X65];[.AG65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6]&lt;&gt;1;[.AH66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6:.AE66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LEFT([.X66];[.AG66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7]&lt;&gt;1;[.AH67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7:.AE67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7];1)" office:value-type="float" office:value="3">
            <text:p>3</text:p>
          </table:table-cell>
          <table:table-cell table:formula="of:=LEFT([.X67];[.AG67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53]" office:value-type="string" office:string-value="max id=22">
            <text:p>max id=22</text:p>
          </table:table-cell>
          <table:table-cell table:number-columns-repeated="12"/>
          <table:table-cell table:formula="of:=IF([.AH68]&lt;&gt;1;[.AH68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8:.AE68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LEFT([.X68];[.AG68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69]&lt;&gt;1;[.AH69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69:.AE69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LEFT([.X69];[.AG69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0]&lt;&gt;1;[.AH70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Z70:.AE70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0];1)" office:value-type="float" office:value="0">
            <text:p>#VALUE!</text:p>
          </table:table-cell>
          <table:table-cell table:formula="of:=LEFT([.X70];[.AG7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1]&lt;&gt;1;[.AH71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71:.AE7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1];1)" office:value-type="float" office:value="3">
            <text:p>3</text:p>
          </table:table-cell>
          <table:table-cell table:formula="of:=LEFT([.X71];[.AG71]-1)" office:value-type="string" office:string-value="70">
            <text:p>7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2]&lt;&gt;1;[.AH72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Z72:.AE72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LEFT([.X72];[.AG72]-1)" office:value-type="string" office:string-value="70">
            <text:p>7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3]&lt;&gt;1;[.AH73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3">
            <text:p>3</text:p>
          </table:table-cell>
          <table:table-cell table:formula="of:=LEFT([.X73];[.AG73]-1)" office:value-type="string" office:string-value="71">
            <text:p>71</text:p>
          </table:table-cell>
          <table:table-cell table:number-columns-repeated="983"/>
        </table:table-row>
        <table:table-row table:style-name="ro3">
          <table:table-cell table:number-columns-repeated="22"/>
          <table:table-cell table:formula="of:=IF([.AH74]&lt;&gt;1;[.AH74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4:.AE74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LEFT([.X74];[.AG74]-1)" office:value-type="string" office:string-value="73">
            <text:p>7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5]&lt;&gt;1;[.AH75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LEFT([.X75];[.AG75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6]&lt;&gt;1;[.AH76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6:.AE76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LEFT([.X76];[.AG76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7]&lt;&gt;1;[.AH77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Z77:.AE77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7];1)" office:value-type="float" office:value="0">
            <text:p>#VALUE!</text:p>
          </table:table-cell>
          <table:table-cell table:formula="of:=LEFT([.X77];[.AG7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8]&lt;&gt;1;[.AH78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8:.AE78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8];1)" office:value-type="float" office:value="3">
            <text:p>3</text:p>
          </table:table-cell>
          <table:table-cell table:formula="of:=LEFT([.X78];[.AG78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9]&lt;&gt;1;[.AH79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79:.AE79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LEFT([.X79];[.AG79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0]&lt;&gt;1;[.AH80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80:.AE80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0];1)" office:value-type="float" office:value="3">
            <text:p>3</text:p>
          </table:table-cell>
          <table:table-cell table:formula="of:=LEFT([.X80];[.AG80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1]&lt;&gt;1;[.AH81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81:.AE81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LEFT([.X81];[.AG81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2]&lt;&gt;1;[.AH82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Z82:.AE82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2];1)" office:value-type="float" office:value="0">
            <text:p>#VALUE!</text:p>
          </table:table-cell>
          <table:table-cell table:formula="of:=LEFT([.X82];[.AG82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3]&lt;&gt;1;[.AH83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83:.AE83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3];1)" office:value-type="float" office:value="3">
            <text:p>3</text:p>
          </table:table-cell>
          <table:table-cell table:formula="of:=LEFT([.X83];[.AG83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4]&lt;&gt;1;[.AH84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4:.AE84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LEFT([.X84];[.AG84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5]&lt;&gt;1;[.AH85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5:.AE85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5];1)" office:value-type="float" office:value="3">
            <text:p>3</text:p>
          </table:table-cell>
          <table:table-cell table:formula="of:=LEFT([.X85];[.AG85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6]&lt;&gt;1;[.AH86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6:.AE86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LEFT([.X86];[.AG86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7]&lt;&gt;1;[.AH87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7:.AE87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7];1)" office:value-type="float" office:value="3">
            <text:p>3</text:p>
          </table:table-cell>
          <table:table-cell table:formula="of:=LEFT([.X87];[.AG87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8]&lt;&gt;1;[.AH88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8:.AE8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8];1)" office:value-type="float" office:value="3">
            <text:p>3</text:p>
          </table:table-cell>
          <table:table-cell table:formula="of:=LEFT([.X88];[.AG88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9]&lt;&gt;1;[.AH89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Z89:.AE89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9];1)" office:value-type="float" office:value="0">
            <text:p>#VALUE!</text:p>
          </table:table-cell>
          <table:table-cell table:formula="of:=LEFT([.X89];[.AG8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0]&lt;&gt;1;[.AH90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90:.AE90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0];1)" office:value-type="float" office:value="3">
            <text:p>3</text:p>
          </table:table-cell>
          <table:table-cell table:formula="of:=LEFT([.X90];[.AG90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1]&lt;&gt;1;[.AH91];0)" office:value-type="float" office:value="0">
            <text:p>#VALUE!</text:p>
          </table:table-cell>
          <table:table-cell table:style-name="ce15"/>
          <table:table-cell table:style-name="ce16" table:formula="of:=COUNTA([.Z91:.AE9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1];1)" office:value-type="float" office:value="0">
            <text:p>#VALUE!</text:p>
          </table:table-cell>
          <table:table-cell table:formula="of:=LEFT([.X91];[.AG91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2]&lt;&gt;1;[.AH92];0)" office:value-type="float" office:value="0">
            <text:p>#VALUE!</text:p>
          </table:table-cell>
          <table:table-cell table:style-name="ce15"/>
          <table:table-cell table:style-name="ce16" table:formula="of:=COUNTA([.Z92:.AE9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2];1)" office:value-type="float" office:value="0">
            <text:p>#VALUE!</text:p>
          </table:table-cell>
          <table:table-cell table:formula="of:=LEFT([.X92];[.AG92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3]&lt;&gt;1;[.AH93];0)" office:value-type="float" office:value="0">
            <text:p>#VALUE!</text:p>
          </table:table-cell>
          <table:table-cell table:style-name="ce15"/>
          <table:table-cell table:style-name="ce16" table:formula="of:=COUNTA([.Z93:.AE9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3];1)" office:value-type="float" office:value="0">
            <text:p>#VALUE!</text:p>
          </table:table-cell>
          <table:table-cell table:formula="of:=LEFT([.X93];[.AG93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4]&lt;&gt;1;[.AH94];0)" office:value-type="float" office:value="0">
            <text:p>#VALUE!</text:p>
          </table:table-cell>
          <table:table-cell table:style-name="ce15"/>
          <table:table-cell table:style-name="ce16" table:formula="of:=COUNTA([.Z94:.AE9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4];1)" office:value-type="float" office:value="0">
            <text:p>#VALUE!</text:p>
          </table:table-cell>
          <table:table-cell table:formula="of:=LEFT([.X94];[.AG94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5]&lt;&gt;1;[.AH95];0)" office:value-type="float" office:value="0">
            <text:p>#VALUE!</text:p>
          </table:table-cell>
          <table:table-cell table:style-name="ce15"/>
          <table:table-cell table:style-name="ce16" table:formula="of:=COUNTA([.Z95:.AE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5];1)" office:value-type="float" office:value="0">
            <text:p>#VALUE!</text:p>
          </table:table-cell>
          <table:table-cell table:formula="of:=LEFT([.X95];[.AG95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6]&lt;&gt;1;[.AH96];0)" office:value-type="float" office:value="0">
            <text:p>#VALUE!</text:p>
          </table:table-cell>
          <table:table-cell table:style-name="ce15"/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6];1)" office:value-type="float" office:value="0">
            <text:p>#VALUE!</text:p>
          </table:table-cell>
          <table:table-cell table:formula="of:=LEFT([.X96];[.AG96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6T23:36:32.93">
            <text:p>2020/11/16 23:36</text:p>
          </table:table-cell>
          <table:table-cell table:formula="of:=NOW()" office:value-type="date" office:date-value="2020-11-16T23:36:32.93">
            <text:p>2020/11/16 23:36</text:p>
          </table:table-cell>
          <table:table-cell table:formula="of:=NOW()" office:value-type="date" office:date-value="2020-11-16T23:36:32.93">
            <text:p>2020/11/16 23:36</text:p>
          </table:table-cell>
          <table:table-cell table:formula="of:=NOW()" office:value-type="date" office:date-value="2020-11-16T23:36:32.93">
            <text:p>2020/11/16 23:36</text:p>
          </table:table-cell>
          <table:table-cell table:formula="of:=NOW()" office:value-type="date" office:date-value="2020-11-16T23:36:32.93">
            <text:p>2020/11/16 23:36</text:p>
          </table:table-cell>
          <table:table-cell table:formula="of:=NOW()" office:value-type="date" office:date-value="2020-11-16T23:36:32.93">
            <text:p>2020/11/16 23:36</text:p>
          </table:table-cell>
          <table:table-cell table:number-columns-repeated="3" office:value-type="string">
            <text:p>*</text:p>
          </table:table-cell>
          <table:table-cell table:number-columns-repeated="983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23"/>
          <table:table-cell office:value-type="string">
            <text:p>3 items</text:p>
          </table:table-cell>
          <table:table-cell table:number-columns-repeated="993"/>
        </table:table-row>
        <table:table-row table:style-name="ro5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00];1)" office:value-type="float" office:value="0">
            <text:p>#VALUE!</text:p>
          </table:table-cell>
          <table:table-cell table:formula="of:=LEFT([.X100];[.AG100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1]&lt;&gt;1;[.AH101];0)" office:value-type="float" office:value="0">
            <text:p>#VALUE!</text:p>
          </table:table-cell>
          <table:table-cell table:style-name="ce15" office:value-type="float" office:value="13">
            <text:p>13</text:p>
          </table:table-cell>
          <table:table-cell table:style-name="ce16" table:formula="of:=COUNTA([.Z101:.AE10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1];1)" office:value-type="float" office:value="0">
            <text:p>#VALUE!</text:p>
          </table:table-cell>
          <table:table-cell table:formula="of:=LEFT([.X101];[.AG101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2]&lt;&gt;1;[.AH102];0)" office:value-type="float" office:value="0">
            <text:p>#VALUE!</text:p>
          </table:table-cell>
          <table:table-cell table:style-name="ce15" office:value-type="string">
            <text:p>14</text:p>
          </table:table-cell>
          <table:table-cell table:style-name="ce16" table:formula="of:=COUNTA([.Z102:.AE10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2];1)" office:value-type="float" office:value="0">
            <text:p>#VALUE!</text:p>
          </table:table-cell>
          <table:table-cell table:formula="of:=LEFT([.X102];[.AG102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3]&lt;&gt;1;[.AH103];0)" office:value-type="float" office:value="0">
            <text:p>#VALUE!</text:p>
          </table:table-cell>
          <table:table-cell table:style-name="ce15" office:value-type="string">
            <text:p>15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3];1)" office:value-type="float" office:value="0">
            <text:p>#VALUE!</text:p>
          </table:table-cell>
          <table:table-cell table:formula="of:=LEFT([.X103];[.AG103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4]&lt;&gt;1;[.AH104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Z104:.AE10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4];1)" office:value-type="float" office:value="3">
            <text:p>3</text:p>
          </table:table-cell>
          <table:table-cell table:formula="of:=LEFT([.X104];[.AG104]-1)" office:value-type="string" office:string-value="15">
            <text:p>15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5]&lt;&gt;1;[.AH105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Z105:.AE105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5];1)" office:value-type="float" office:value="3">
            <text:p>3</text:p>
          </table:table-cell>
          <table:table-cell table:formula="of:=LEFT([.X105];[.AG105]-1)" office:value-type="string" office:string-value="16">
            <text:p>16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6]&lt;&gt;1;[.AH106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Z106:.AE106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6];1)" office:value-type="float" office:value="3">
            <text:p>3</text:p>
          </table:table-cell>
          <table:table-cell table:formula="of:=LEFT([.X106];[.AG106]-1)" office:value-type="string" office:string-value="17">
            <text:p>17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7]&lt;&gt;1;[.AH107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Z107:.AE107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7];1)" office:value-type="float" office:value="3">
            <text:p>3</text:p>
          </table:table-cell>
          <table:table-cell table:formula="of:=LEFT([.X107];[.AG107]-1)" office:value-type="string" office:string-value="18">
            <text:p>18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8]&lt;&gt;1;[.AH108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Z108:.AE10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8];1)" office:value-type="float" office:value="3">
            <text:p>3</text:p>
          </table:table-cell>
          <table:table-cell table:formula="of:=LEFT([.X108];[.AG108]-1)" office:value-type="string" office:string-value="21">
            <text:p>21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09]&lt;&gt;1;[.AH109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Z109:.AE109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9];1)" office:value-type="float" office:value="3">
            <text:p>3</text:p>
          </table:table-cell>
          <table:table-cell table:formula="of:=LEFT([.X109];[.AG109]-1)" office:value-type="string" office:string-value="22">
            <text:p>2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110]&lt;&gt;1;[.AH110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Z110:.AE110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0];1)" office:value-type="float" office:value="3">
            <text:p>3</text:p>
          </table:table-cell>
          <table:table-cell table:formula="of:=LEFT([.X110];[.AG110]-1)" office:value-type="string" office:string-value="14">
            <text:p>14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11]&lt;&gt;1;[.AH111];0)" office:value-type="float" office:value="0">
            <text:p>#VALUE!</text:p>
          </table:table-cell>
          <table:table-cell table:style-name="ce15"/>
          <table:table-cell table:style-name="ce16" table:formula="of:=COUNTA([.Z111:.AE11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1];1)" office:value-type="float" office:value="0">
            <text:p>#VALUE!</text:p>
          </table:table-cell>
          <table:table-cell table:formula="of:=LEFT([.X111];[.AG111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12]&lt;&gt;1;[.AH112];0)" office:value-type="float" office:value="0">
            <text:p>#VALUE!</text:p>
          </table:table-cell>
          <table:table-cell table:style-name="ce15"/>
          <table:table-cell table:style-name="ce16" table:formula="of:=COUNTA([.Z112:.AE11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2];1)" office:value-type="float" office:value="0">
            <text:p>#VALUE!</text:p>
          </table:table-cell>
          <table:table-cell table:formula="of:=LEFT([.X112];[.AG112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13]&lt;&gt;1;[.AH113];0)" office:value-type="float" office:value="0">
            <text:p>#VALUE!</text:p>
          </table:table-cell>
          <table:table-cell table:style-name="ce15"/>
          <table:table-cell table:style-name="ce16" table:formula="of:=COUNTA([.Z113:.AE11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3];1)" office:value-type="float" office:value="0">
            <text:p>#VALUE!</text:p>
          </table:table-cell>
          <table:table-cell table:formula="of:=LEFT([.X113];[.AG113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114]&lt;&gt;1;[.AH114];0)" office:value-type="float" office:value="0">
            <text:p>#VALUE!</text:p>
          </table:table-cell>
          <table:table-cell table:style-name="ce15"/>
          <table:table-cell table:style-name="ce16" table:formula="of:=COUNTA([.Z114:.AE11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4];1)" office:value-type="float" office:value="0">
            <text:p>#VALUE!</text:p>
          </table:table-cell>
          <table:table-cell table:formula="of:=LEFT([.X114];[.AG11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6T23:40:48.82">
            <text:p>2020/11/16 23:40</text:p>
          </table:table-cell>
          <table:table-cell table:formula="of:=NOW()" office:value-type="date" office:date-value="2020-11-16T23:40:48.82">
            <text:p>2020/11/16 23:40</text:p>
          </table:table-cell>
          <table:table-cell table:formula="of:=NOW()" office:value-type="date" office:date-value="2020-11-16T23:40:48.82">
            <text:p>2020/11/16 23:40</text:p>
          </table:table-cell>
          <table:table-cell table:formula="of:=NOW()" office:value-type="date" office:date-value="2020-11-16T23:40:48.82">
            <text:p>2020/11/16 23:40</text:p>
          </table:table-cell>
          <table:table-cell table:formula="of:=NOW()" office:value-type="date" office:date-value="2020-11-16T23:40:48.82">
            <text:p>2020/11/16 23:40</text:p>
          </table:table-cell>
          <table:table-cell table:formula="of:=NOW()" office:value-type="date" office:date-value="2020-11-16T23:40:48.82">
            <text:p>2020/11/16 23:4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60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3cm" draw:caption-point-x="-4.122cm" draw:caption-point-y="5.63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table:formula="of:=NOW()" office:value-type="date" office:date-value="2020-11-16T23:40:48.95">
            <text:p>2020/11/16 23:4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6cm" draw:caption-point-x="-5.503cm" draw:caption-point-y="3.58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9" office:value-type="string">
            <text:p>A*D</text:p>
          </table:table-cell>
          <table:table-cell table:style-name="ce9" office:value-type="string">
            <text:p>A*E</text:p>
          </table:table-cell>
          <table:table-cell table:style-name="ce9" office:value-type="string">
            <text:p>A*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A*L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W7:'2'.AH9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2020/11/17</text:date>, <text:time>00:09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7T00:09:46.03</dc:date>
    <dc:creator>iwabuchi ken</dc:creator>
    <meta:editing-duration>P1DT1H13M13S</meta:editing-duration>
    <meta:editing-cycles>176</meta:editing-cycles>
    <meta:generator>OpenOffice/4.1.3$Win32 OpenOffice.org_project/413m1$Build-9783</meta:generator>
    <meta:document-statistic meta:table-count="3" meta:cell-count="1496" meta:object-count="0"/>
  </office:meta>
</office:document-meta>
</file>